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  <table:table-cell/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60">
            <text:p>6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/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  <table:table-cell/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office:value-type="string">
            <text:p>dodane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3">23.04.2021</text:date>, <text:time>00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5M25S</meta:editing-duration>
    <meta:editing-cycles>14</meta:editing-cycles>
    <meta:generator>OpenOffice/4.1.2$Win32 OpenOffice.org_project/412m3$Build-9782</meta:generator>
    <dc:date>2021-04-23T00:15:17.90</dc:date>
    <meta:document-statistic meta:table-count="3" meta:cell-count="1087" meta:object-count="0"/>
    <meta:user-defined meta:name="Info 1"/>
    <meta:user-defined meta:name="Info 2"/>
    <meta:user-defined meta:name="Info 3"/>
    <meta:user-defined meta:name="Info 4"/>
  </office:meta>
</office:document-meta>
</file>